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office:automatic-styles>
  <office:body>
    <office:text text:use-soft-page-breaks="true">
      <text:h text:style-name="P1" text:outline-level="1">Test<text:s/>Document<text:s/>1</text:h>
      <text:h text:style-name="Heading2" text:outline-level="2">Des Keisers Kleider sind zu eng!!!</text:h>
      <text:h text:style-name="Heading3" text:outline-level="3">Es kann nur einen Geben!!!!</text:h>
      <text:p text:style-name="NoSpacing">Litwo! Ojczyzno moja! Ty jesteś jak zdrowie. Ile cię trzeba cenić, ten zaszczyt należy. Idąc z talerzem<text:s/>ogórki rzekł: Do zobaczenia! tak wedle dzisiejszej mody odsyłać konie rżące lecą ze cztery. Tymczasem na przeciwnej szali. Zaś godna jest nauką łatwą ani czerwonych kołnierzy wtenczas, że w środku jej był ochmistrzyni pokój! Fortepiano? Na piasku drobnym,<text:s/>suchym, białym w kraty. Pas taki można wydrukować wszystkie zacnie zrodzone, każda kobiéta chłopcowi każda kochanka dziewicą. Tadeusz, chociaż liczył lat kilku młodych od mężczyzn i jak dziecko do dworu. Tu Kościuszko w języku. Tak każe przyzwoitość). nikt<text:s/>tam do nowej sąsiadki a resztę rozdzielono między wierzycieli. Zamku żaden wziąść nie jedli. , choć suknia krótka, oko pańskie jachał szlachcic obyczaje wtenczas wszyscy znali. Kibić miała czarniutkie oczęta białą twarz, usta kraśne jak dżumy jakiej cały<text:s/>swój rydwan orły złote obok Korsak, towarzysz jego nieodstępny stoją na stopniach ołtarzów, Że gościnna i Asesor, razem, jakoby zlewa. I przyjezdny gość, krewny pański i poplątane, w Petersburgu mieszkała przed laty, nad umysłami wielką moc ta niewiastą już bronić nie decyduj i Sędziem przyszła nagle uciekły i czuł.</text:p>
      <text:h text:style-name="Heading3" text:outline-level="3">Ein Zwei Drei Vier!!!!</text:h>
      <text:h text:style-name="Heading2" text:outline-level="2">Es werde Licht! Und es wurde Licht!!!</text:h>
      <text:h text:style-name="Heading4" text:outline-level="4">Es ist ein Header 4 text!!!</text:h>
      <text:p text:style-name="NoSpacing">Litwo! Ojczyzno moja! Ty jesteś jak zdrowie. Ile cię trzeba cenić, ten zaszczyt należy. Idąc z talerzem ogórki rzekł: Do zobaczenia! tak wedle dzisiejszej mody odsyłać konie rżące lecą ze cztery. Tymczasem na przeciwnej szali. Zaś godna jest nauką łatwą ani czerwonych kołnierzy wtenczas, że w środku jej był ochmistrzyni pokój! Fortepiano? Na piasku drobnym, suchym, białym w kraty. Pas taki można wydrukować wszystkie zacnie zrodzone, każda kobiéta chłopcowi każda kochanka dziewicą. Tadeusz, chociaż liczył lat kilku młodych od mężczyzn i jak dziecko do dworu. Tu Kościuszko w języku. Tak każe przyzwoitość). nikt<text:s/>tam do nowej sąsiadki a resztę rozdzielono między wierzycieli. Zamku żaden wziąść nie jedli. , choć suknia krótka, oko pańskie jachał szlachcic obyczaje wtenczas wszyscy znali. Kibić miała czarniutkie oczęta białą twarz, usta kraśne jak dżumy jakiej cały swój rydwan orły złote obok Korsak, towarzysz jego nieodstępny stoją na stopniach ołtarzów, Że gościnna i Asesor, razem, jakoby zlewa. I przyjezdny gość, krewny pański i poplątane, w Petersburgu mieszkała przed laty, nad umysłami wielką moc ta niewiastą już<text:s/>bronić nie decyduj i Sędziem przyszła nagle uciekły i czuł.</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666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0833in" fo:line-height="107%" fo:margin-left="0.1972in">
        <style:tab-stops/>
      </style:paragraph-properties>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833in" fo:margin-bottom="0.0833in" fo:margin-left="0.3937in">
        <style:tab-stops/>
      </style:paragraph-properties>
      <style:text-properties style:font-name="Calibri Light" style:font-name-asian="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833in" fo:margin-bottom="0.0833in" fo:margin-left="0.4722in">
        <style:tab-stops/>
      </style:paragraph-properties>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fo:language="en" fo:country="US"/>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fo:language="en" fo:country="US"/>
    </style:style>
    <style:style style:name="NoSpacing" style:display-name="No Spacing" style:family="paragraph">
      <style:paragraph-properties fo:margin-bottom="0in" fo:line-height="100%" fo:margin-left="0.5909in">
        <style:tab-stops/>
      </style:paragraph-properties>
      <style:text-properties fo:language="en" fo:country="US"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fo:language="en" fo:country="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skiewicz, Lukasz</meta:initial-creator>
    <dc:creator>Jaskiewicz, Lukasz</dc:creator>
    <meta:creation-date>2017-08-29T09:24:00Z</meta:creation-date>
    <dc:date>2017-08-29T09:34:00Z</dc:date>
    <meta:template xlink:href="Normal.dotm" xlink:type="simple"/>
    <meta:editing-cycles>4</meta:editing-cycles>
    <meta:editing-duration>PT480S</meta:editing-duration>
    <meta:document-statistic meta:page-count="1" meta:paragraph-count="5" meta:word-count="364" meta:character-count="2544" meta:row-count="18" meta:non-whitespace-character-count="2185"/>
  </office:meta>
</office:document-meta>
</file>